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C30000051897937ECD.png" manifest:media-type="image/png"/>
  <manifest:file-entry manifest:full-path="Pictures/10000001000004480000001E7FD263B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Text_20_body">
      <style:text-properties officeooo:rsid="00d1c039" officeooo:paragraph-rsid="00d1c039"/>
    </style:style>
    <style:style style:name="P59" style:family="paragraph" style:parent-style-name="Standard">
      <loext:graphic-properties draw:fill="solid" draw:fill-color="#191a1c"/>
      <style:paragraph-properties fo:background-color="#191a1c" fo:padding="0cm" fo:border="none" style:shadow="none"/>
      <style:text-properties officeooo:paragraph-rsid="00d5fe2a"/>
    </style:style>
    <style:style style:name="P60" style:family="paragraph" style:parent-style-name="Standard">
      <style:text-properties officeooo:rsid="00d8ab7f" officeooo:paragraph-rsid="00d8ab7f"/>
    </style:style>
    <style:style style:name="P61" style:family="paragraph" style:parent-style-name="Standard">
      <style:text-properties officeooo:rsid="00d97290" officeooo:paragraph-rsid="00d97290"/>
    </style:style>
    <style:style style:name="P62" style:family="paragraph" style:parent-style-name="Standard">
      <style:text-properties officeooo:rsid="00dabdcc" officeooo:paragraph-rsid="00dabdcc"/>
    </style:style>
    <style:style style:name="P63" style:family="paragraph" style:parent-style-name="Standard">
      <style:text-properties officeooo:rsid="00dc4dc3" officeooo:paragraph-rsid="00dc4dc3"/>
    </style:style>
    <style:style style:name="P64" style:family="paragraph" style:parent-style-name="Standard">
      <style:text-properties officeooo:rsid="00df6cd0" officeooo:paragraph-rsid="00df6cd0"/>
    </style:style>
    <style:style style:name="P65" style:family="paragraph" style:parent-style-name="Text_20_body">
      <style:text-properties officeooo:rsid="00e9e9e1" officeooo:paragraph-rsid="00e9e9e1"/>
    </style:style>
    <style:style style:name="P66" style:family="paragraph" style:parent-style-name="Standard">
      <style:text-properties officeooo:rsid="00efa1b8" officeooo:paragraph-rsid="00efa1b8"/>
    </style:style>
    <style:style style:name="P67" style:family="paragraph" style:parent-style-name="Standard">
      <style:text-properties officeooo:rsid="00f105d7" officeooo:paragraph-rsid="00f105d7"/>
    </style:style>
    <style:style style:name="P68" style:family="paragraph" style:parent-style-name="Standard">
      <style:text-properties officeooo:rsid="00f30651" officeooo:paragraph-rsid="00f30651"/>
    </style:style>
    <style:style style:name="P69" style:family="paragraph" style:parent-style-name="Standard">
      <style:text-properties officeooo:rsid="00f3560f" officeooo:paragraph-rsid="00f3560f"/>
    </style:style>
    <style:style style:name="P70" style:family="paragraph" style:parent-style-name="Standard">
      <style:text-properties officeooo:rsid="00f4b540" officeooo:paragraph-rsid="00f4b540"/>
    </style:style>
    <style:style style:name="P71" style:family="paragraph" style:parent-style-name="Standard">
      <style:text-properties officeooo:rsid="00f60118" officeooo:paragraph-rsid="00f60118"/>
    </style:style>
    <style:style style:name="P72" style:family="paragraph" style:parent-style-name="Standard">
      <style:text-properties officeooo:rsid="00f8cd84" officeooo:paragraph-rsid="00f8cd84"/>
    </style:style>
    <style:style style:name="P73" style:family="paragraph" style:parent-style-name="Standard">
      <style:text-properties officeooo:rsid="00f90ed1" officeooo:paragraph-rsid="00f90ed1"/>
    </style:style>
    <style:style style:name="P74" style:family="paragraph" style:parent-style-name="Text_20_body">
      <style:text-properties officeooo:rsid="00fda3d1" officeooo:paragraph-rsid="00fda3d1"/>
    </style:style>
    <style:style style:name="P75" style:family="paragraph" style:parent-style-name="Standard">
      <loext:graphic-properties draw:fill="solid" draw:fill-color="#191a1c"/>
      <style:paragraph-properties fo:background-color="#191a1c" fo:padding="0cm" fo:border="none" style:shadow="none"/>
      <style:text-properties fo:color="#bcbec4" loext:opacity="100%" style:font-name="JetBrains Mono" fo:font-size="10pt" fo:font-style="normal" fo:font-weight="normal" style:font-size-asian="10pt" style:font-style-asian="normal" style:font-weight-asian="normal"/>
    </style:style>
    <style:style style:name="P76" style:family="paragraph" style:parent-style-name="Standard">
      <style:text-properties officeooo:rsid="01029903" officeooo:paragraph-rsid="01029903"/>
    </style:style>
    <style:style style:name="P77" style:family="paragraph" style:parent-style-name="Standard">
      <style:text-properties officeooo:rsid="0104ce8d" officeooo:paragraph-rsid="0104ce8d"/>
    </style:style>
    <style:style style:name="P78" style:family="paragraph" style:parent-style-name="Text_20_body">
      <style:text-properties officeooo:rsid="00e4b51f" officeooo:paragraph-rsid="00e4b51f"/>
    </style:style>
    <style:style style:name="P79" style:family="paragraph" style:parent-style-name="Standard">
      <style:text-properties officeooo:rsid="00f95e95" officeooo:paragraph-rsid="00f95e95"/>
    </style:style>
    <style:style style:name="P80" style:family="paragraph" style:parent-style-name="Standard">
      <style:text-properties officeooo:rsid="00faefe4" officeooo:paragraph-rsid="00faefe4"/>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T40" style:family="text">
      <style:text-properties officeooo:rsid="00d5fe2a"/>
    </style:style>
    <style:style style:name="T41" style:family="text">
      <style:text-properties fo:color="#8bb33d" loext:opacity="100%" style:font-name="JetBrains Mono" fo:font-size="10pt" fo:font-style="italic" fo:font-weight="normal" style:font-size-asian="10pt" style:font-style-asian="italic" style:font-weight-asian="normal"/>
    </style:style>
    <style:style style:name="T42" style:family="text">
      <style:text-properties officeooo:rsid="00dd76ad"/>
    </style:style>
    <style:style style:name="T43" style:family="text">
      <style:text-properties officeooo:rsid="00eb3960"/>
    </style:style>
    <style:style style:name="T44" style:family="text">
      <style:text-properties officeooo:rsid="00ecb116"/>
    </style:style>
    <style:style style:name="T45" style:family="text">
      <style:text-properties officeooo:rsid="00f2a1bc"/>
    </style:style>
    <style:style style:name="T46" style:family="text">
      <style:text-properties officeooo:rsid="00ffd936"/>
    </style:style>
    <style:style style:name="T47" style:family="text">
      <style:text-properties officeooo:rsid="010106e0"/>
    </style:style>
    <style:style style:name="T48" style:family="text">
      <style:text-properties officeooo:rsid="01018277"/>
    </style:style>
    <style:style style:name="T49" style:family="text">
      <style:text-properties officeooo:rsid="00e6a4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p text:style-name="P2"><text:a xlink:type="simple" xlink:href="#__RefHeading___Toc3007_2986021968" office:name="Les touches d’actions" text:style-name="Index_20_Link" text:visited-style-name="Index_20_Link">1.6 Les touches d’actions<text:tab/>8</text:a></text:p>
          <text:p text:style-name="P2"><text:a xlink:type="simple" xlink:href="#__RefHeading___Toc3009_2986021968" office:name="La légende" text:style-name="Index_20_Link" text:visited-style-name="Index_20_Link">1.7 La légende<text:tab/>9</text:a></text:p>
          <text:p text:style-name="P2"><text:a xlink:type="simple" xlink:href="#__RefHeading___Toc3011_2986021968" office:name="Les couleurs" text:style-name="Index_20_Link" text:visited-style-name="Index_20_Link">1.8 Les couleurs<text:tab/>10</text:a></text:p>
          <text:p text:style-name="P2"><text:a xlink:type="simple" xlink:href="#__RefHeading___Toc3215_1488936918" office:name="Les petites modifications" text:style-name="Index_20_Link" text:visited-style-name="Index_20_Link">1.9 Les petites modifications<text:tab/>11</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text:bookmark-start text:name="__RefHeading___Toc3007_2986021968"/>Les touches d’actions<text:bookmark-end text:name="__RefHeading___Toc3007_2986021968"/></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text:bookmark-start text:name="__RefHeading___Toc3009_2986021968"/>La légende<text:bookmark-end text:name="__RefHeading___Toc3009_2986021968"/></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h text:style-name="Heading_20_2" text:outline-level="2"><text:bookmark-start text:name="__RefHeading___Toc3011_2986021968"/>Les couleurs<text:bookmark-end text:name="__RefHeading___Toc3011_2986021968"/></text:h>
      <text:p text:style-name="P58">Pour pouvoir développer les couleurs, on a d’abord complété la classe avec getter et constructeur :</text:p>
      <text:p text:style-name="P59" loext:marker-style-name="T3"><text:span text:style-name="T4">public class </text:span><text:span text:style-name="T3">ItemColor </text:span><text:span text:style-name="T4">extends </text:span><text:span text:style-name="T3">Item {<text:line-break/> Color </text:span><text:span text:style-name="T6">color</text:span><text:span text:style-name="T3">;<text:line-break/><text:line-break/> </text:span><text:span text:style-name="T4">public </text:span><text:span text:style-name="T7">ItemColor</text:span><text:span text:style-name="T3">(Color color){<text:line-break/> </text:span><text:span text:style-name="T4">this</text:span><text:span text:style-name="T3">.</text:span><text:span text:style-name="T6">color</text:span><text:span text:style-name="T3">=color;<text:line-break/> }<text:line-break/><text:line-break/> </text:span><text:span text:style-name="T4">public </text:span><text:span text:style-name="T3">Color </text:span><text:span text:style-name="T7">getColor</text:span><text:span text:style-name="T3">(){<text:line-break/> </text:span><text:span text:style-name="T4">return </text:span><text:span text:style-name="T6">color</text:span><text:span text:style-name="T3">;<text:line-break/> }<text:line-break/><text:line-break/> </text:span><text:span text:style-name="T4">public void </text:span><text:span text:style-name="T7">transform</text:span><text:span text:style-name="T3">(Color add) { </text:span><text:span text:style-name="T9">// faire varier la couleur suivant la couleur ajoutée<text:line-break/> </text:span><text:span text:style-name="T3">}<text:line-break/>}</text:span></text:p>
      <text:p text:style-name="P58">Ensuite, <text:span text:style-name="T40">il a fallu inclure pour une case un getter et setter pour obtenir le type de gisement :</text:span></text:p>
      <text:p text:style-name="P7" loext:marker-style-name="T3"><text:span text:style-name="T4">public </text:span><text:span text:style-name="T3">Item </text:span><text:span text:style-name="T7">getGisement</text:span><text:span text:style-name="T3">() {<text:line-break/> <text:s text:c="3"/></text:span><text:span text:style-name="T4">return </text:span><text:span text:style-name="T6">gisement</text:span><text:span text:style-name="T3">;<text:line-break/>}<text:line-break/><text:line-break/></text:span><text:span text:style-name="T4">public void </text:span><text:span text:style-name="T7">setGisement</text:span><text:span text:style-name="T3">(Item g) {<text:line-break/> <text:s text:c="3"/></text:span><text:span text:style-name="T6">gisement </text:span><text:span text:style-name="T3">= g;<text:line-break/>}</text:span></text:p>
      <text:p text:style-name="P60">J’ai créer un gisement de couleur rouge pour le début en position fixe 7,7 avec celle ligne rajouter dans la fonction initPlateauVide de la classe plateau :</text:p>
      <text:p text:style-name="P7" loext:marker-style-name="T3"><text:span text:style-name="T6">grilleCases</text:span><text:span text:style-name="T3">[</text:span><text:span text:style-name="T10">7</text:span><text:span text:style-name="T3">][</text:span><text:span text:style-name="T10">7</text:span><text:span text:style-name="T3">].setGisement(</text:span><text:span text:style-name="T4">new </text:span><text:span text:style-name="T3">ItemColor(Color.</text:span><text:span text:style-name="T5">Red</text:span><text:span text:style-name="T3">));</text:span></text:p>
      <text:p text:style-name="P61">Il a fallu ensuite modifier la fonction de travail de la mine afin de lui dire quoi ajouter en fonction du gisement (couleur ou form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7"/>Item gisement = </text:span><text:span text:style-name="T6">c</text:span><text:span text:style-name="T3">.getGisement();<text:line-break/> <text:s text:c="7"/></text:span><text:span text:style-name="T9">// On ajoute en fonction du type de gisement si couleur ou forme<text:line-break/> <text:s text:c="7"/></text:span><text:span text:style-name="T4">if </text:span><text:span text:style-name="T3">(gisement </text:span><text:span text:style-name="T4">instanceof </text:span><text:span text:style-name="T3">ItemShape) {<text:line-break/> <text:s text:c="11"/></text:span><text:span text:style-name="T6">current</text:span><text:span text:style-name="T3">.add(</text:span><text:span text:style-name="T4">new </text:span><text:span text:style-name="T3">ItemShape(</text:span><text:span text:style-name="T11">"CrCb--Cb"</text:span><text:span text:style-name="T3">));<text:line-break/> <text:s text:c="7"/>} </text:span><text:span text:style-name="T4">else if </text:span><text:span text:style-name="T3">(gisement </text:span><text:span text:style-name="T4">instanceof </text:span><text:span text:style-name="T3">ItemColor) {<text:line-break/> <text:s text:c="11"/></text:span><text:span text:style-name="T6">current</text:span><text:span text:style-name="T3">.add(</text:span><text:span text:style-name="T4">new </text:span><text:span text:style-name="T3">ItemColor(((ItemColor) gisement).getColor()));<text:line-break/> <text:s text:c="7"/>}<text:line-break/> <text:s text:c="3"/>}<text:line-break/>}</text:span></text:p>
      <text:p text:style-name="P62">Il a fallu ensuite afficher les gisements fixe sur le plateau dans la fonction mettre a jour affichage, <text:span text:style-name="T42">ce sont l’arrière plan que nous modifions</text:span> :</text:p>
      <text:p text:style-name="P7" loext:marker-style-name="T3"><text:span text:style-name="T3">Item gisement = c.getGisement();<text:line-break/></text:span><text:span text:style-name="T4">if </text:span><text:span text:style-name="T3">(gisement </text:span><text:span text:style-name="T4">instanceof </text:span><text:span text:style-name="T3">ItemColor) {<text:line-break/> <text:s text:c="3"/>ItemColor ic = (ItemColor) gisem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Background(</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Background(</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Background(</text:span><text:span text:style-name="T4">new </text:span><text:span text:style-name="T3">ImageIcon(</text:span><text:span text:style-name="T11">"./data/sprites/colors/blue.png"</text:span><text:span text:style-name="T3">).getImage()); </text:span><text:span text:style-name="T4">break</text:span><text:span text:style-name="T3">;<text:line-break/></text:span><text:soft-page-break/><text:span text:style-name="T3"> <text:s text:c="7"/></text:span><text:span text:style-name="T4">case </text:span><text:span text:style-name="T5">Yellow</text:span><text:span text:style-name="T3">: </text:span><text:span text:style-name="T6">tabIP</text:span><text:span text:style-name="T3">[x][y].setBackground(</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Background(</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Background(</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Background(</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3">Et tester le current item si c’est un itemcolor, alors mettre l’avant plan le front permettant de voir la forme se déplacer sur les tapis, les mines ect…. :</text:p>
      <text:p text:style-name="P7" loext:marker-style-name="T3"><text:span text:style-name="T4">if </text:span><text:span text:style-name="T3">(current </text:span><text:span text:style-name="T4">instanceof </text:span><text:span text:style-name="T3">ItemColor) {<text:line-break/> <text:s text:c="3"/>ItemColor ic = (ItemColor) curr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Front(</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Front(</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Front(</text:span><text:span text:style-name="T4">new </text:span><text:span text:style-name="T3">ImageIcon(</text:span><text:span text:style-name="T11">"./data/sprites/colors/blue.png"</text:span><text:span text:style-name="T3">).getImage()); </text:span><text:span text:style-name="T4">break</text:span><text:span text:style-name="T3">;<text:line-break/> <text:s text:c="7"/></text:span><text:span text:style-name="T4">case </text:span><text:span text:style-name="T5">Yellow</text:span><text:span text:style-name="T3">: </text:span><text:span text:style-name="T6">tabIP</text:span><text:span text:style-name="T3">[x][y].setFront(</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Front(</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Front(</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Front(</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4">Et pour finir, on ajoute une vérification dans la classe jeu, dans les méthode slide et press pour sortir si on pose autre chose qu’une mine sur un gisement de couleur ce qui n’est pas autorisé :</text:p>
      <text:p text:style-name="P7" loext:marker-style-name="T3"><text:span text:style-name="T4">if </text:span><text:span text:style-name="T3">(</text:span><text:span text:style-name="T6">plateau</text:span><text:span text:style-name="T3">.getCases()[x][y].getGisement() != </text:span><text:span text:style-name="T4">null </text:span><text:span text:style-name="T3">&amp;&amp; </text:span><text:span text:style-name="T6">outilSelectionne </text:span><text:span text:style-name="T3">!= Outil.</text:span><text:span text:style-name="T5">MINE</text:span><text:span text:style-name="T3">) </text:span><text:span text:style-name="T4">return</text:span><text:span text:style-name="T3">;</text:span></text:p>
      <text:h text:style-name="Heading_20_2" text:outline-level="2">Les différentes formes</text:h>
      <text:p text:style-name="P65">Pour pouvoir ajouter les différentes formes, <text:span text:style-name="T43">il y avait déjà le carré qui gérait simplement le blanc et rouge,il a fallu d’abord ajouter les formes et couleurs gérer dans le constructeur de ItemShape </text:span><text:span text:style-name="T44">dans les 2 switchs :</text:span></text:p>
      <text:p text:style-name="P7" loext:marker-style-name="T3"><text:span text:style-name="T4">switch </text:span><text:span text:style-name="T3">(str.charAt(i*</text:span><text:span text:style-name="T10">2</text:span><text:span text:style-name="T3">)) {<text:line-break/> <text:s text:c="3"/></text:span><text:span text:style-name="T4">case </text:span><text:span text:style-name="T11">'C' </text:span><text:span text:style-name="T3">: </text:span><text:span text:style-name="T6">tabSubShapes</text:span><text:span text:style-name="T3">[i] = SubShape.</text:span><text:span text:style-name="T5">Carre</text:span><text:span text:style-name="T3">;</text:span><text:span text:style-name="T4">break</text:span><text:span text:style-name="T3">;<text:line-break/> <text:s text:c="3"/></text:span><text:span text:style-name="T4">case </text:span><text:span text:style-name="T11">'O' </text:span><text:span text:style-name="T3">: </text:span><text:span text:style-name="T6">tabSubShapes</text:span><text:span text:style-name="T3">[i] = SubShape.</text:span><text:span text:style-name="T5">Circle</text:span><text:span text:style-name="T3">;</text:span><text:span text:style-name="T4">break</text:span><text:span text:style-name="T3">;<text:line-break/> <text:s text:c="3"/></text:span><text:span text:style-name="T4">case </text:span><text:span text:style-name="T11">'S' </text:span><text:span text:style-name="T3">: </text:span><text:span text:style-name="T6">tabSubShapes</text:span><text:span text:style-name="T3">[i] = SubShape.</text:span><text:span text:style-name="T5">Star</text:span><text:span text:style-name="T3">;</text:span><text:span text:style-name="T4">break</text:span><text:span text:style-name="T3">;<text:line-break/> <text:s text:c="3"/></text:span><text:span text:style-name="T4">case </text:span><text:span text:style-name="T11">'F' </text:span><text:span text:style-name="T3">: </text:span><text:span text:style-name="T6">tabSubShapes</text:span><text:span text:style-name="T3">[i] = SubShape.</text:span><text:span text:style-name="T5">Fan</text:span><text:span text:style-name="T3">;</text:span><text:span text:style-name="T4">break</text:span><text:span text:style-name="T3">;<text:line-break/> <text:s text:c="3"/></text:span><text:span text:style-name="T4">case </text:span><text:span text:style-name="T11">'-' </text:span><text:span text:style-name="T3">: </text:span><text:span text:style-name="T6">tabSubShapes</text:span><text:span text:style-name="T3">[i] = SubShape.</text:span><text:span text:style-name="T5">None</text:span><text:span text:style-name="T3">;</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text:line-break/>}<text:line-break/></text:span><text:span text:style-name="T4">switch </text:span><text:span text:style-name="T3">(str.charAt((i*</text:span><text:span text:style-name="T10">2 </text:span><text:span text:style-name="T3">+ </text:span><text:span text:style-name="T10">1</text:span><text:span text:style-name="T3">))) {<text:line-break/> <text:s text:c="3"/></text:span><text:span text:style-name="T9">// ajout des différentes couleurs<text:line-break/> <text:s text:c="3"/></text:span><text:span text:style-name="T4">case </text:span><text:span text:style-name="T11">'r' </text:span><text:span text:style-name="T3">: </text:span><text:span text:style-name="T6">tabColors</text:span><text:span text:style-name="T3">[i] = Color.</text:span><text:span text:style-name="T5">Red</text:span><text:span text:style-name="T3">; </text:span><text:span text:style-name="T4">break</text:span><text:span text:style-name="T3">;<text:line-break/> <text:s text:c="3"/></text:span><text:span text:style-name="T4">case </text:span><text:span text:style-name="T11">'b' </text:span><text:span text:style-name="T3">: </text:span><text:span text:style-name="T6">tabColors</text:span><text:span text:style-name="T3">[i] = Color.</text:span><text:span text:style-name="T5">White</text:span><text:span text:style-name="T3">; </text:span><text:span text:style-name="T4">break</text:span><text:span text:style-name="T3">;<text:line-break/> <text:s text:c="3"/></text:span><text:span text:style-name="T4">case </text:span><text:span text:style-name="T11">'g' </text:span><text:span text:style-name="T3">: </text:span><text:span text:style-name="T6">tabColors</text:span><text:span text:style-name="T3">[i] = Color.</text:span><text:span text:style-name="T5">Green</text:span><text:span text:style-name="T3">; </text:span><text:span text:style-name="T4">break</text:span><text:span text:style-name="T3">;<text:line-break/> <text:s text:c="3"/></text:span><text:span text:style-name="T4">case </text:span><text:span text:style-name="T11">'u' </text:span><text:span text:style-name="T3">: </text:span><text:span text:style-name="T6">tabColors</text:span><text:span text:style-name="T3">[i] = Color.</text:span><text:span text:style-name="T5">Blue</text:span><text:span text:style-name="T3">; </text:span><text:span text:style-name="T4">break</text:span><text:span text:style-name="T3">;<text:line-break/> <text:s text:c="3"/></text:span><text:span text:style-name="T4">case </text:span><text:span text:style-name="T11">'y' </text:span><text:span text:style-name="T3">: </text:span><text:span text:style-name="T6">tabColors</text:span><text:span text:style-name="T3">[i] = Color.</text:span><text:span text:style-name="T5">Yellow</text:span><text:span text:style-name="T3">; </text:span><text:span text:style-name="T4">break</text:span><text:span text:style-name="T3">;<text:line-break/> <text:s text:c="3"/></text:span><text:span text:style-name="T4">case </text:span><text:span text:style-name="T11">'p' </text:span><text:span text:style-name="T3">: </text:span><text:span text:style-name="T6">tabColors</text:span><text:span text:style-name="T3">[i] = Color.</text:span><text:span text:style-name="T5">Purple</text:span><text:span text:style-name="T3">; </text:span><text:span text:style-name="T4">break</text:span><text:span text:style-name="T3">;<text:line-break/> <text:s text:c="3"/></text:span><text:span text:style-name="T4">case </text:span><text:span text:style-name="T11">'c' </text:span><text:span text:style-name="T3">: </text:span><text:span text:style-name="T6">tabColors</text:span><text:span text:style-name="T3">[i] = Color.</text:span><text:span text:style-name="T5">Cyan</text:span><text:span text:style-name="T3">; </text:span><text:span text:style-name="T4">break</text:span><text:span text:style-name="T3">;<text:line-break/> <text:s text:c="3"/></text:span><text:span text:style-name="T4">case </text:span><text:span text:style-name="T11">'-' </text:span><text:span text:style-name="T3">: </text:span><text:span text:style-name="T6">tabColors</text:span><text:span text:style-name="T3">[i] = </text:span><text:span text:style-name="T4">null</text:span><text:span text:style-name="T3">; </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 + </text:span><text:span text:style-name="T10">1</text:span><text:span text:style-name="T3">)*</text:span><text:span text:style-name="T10">2</text:span><text:span text:style-name="T3">));<text:line-break/>}</text:span></text:p>
      <text:p text:style-name="P66">Ensuite, j’ai initialisé plusieurs formes fixes sur le plateau dans la méthode initplateau :</text:p>
      <text:p text:style-name="P7" loext:marker-style-name="T9"><text:span text:style-name="T6">grilleCases</text:span><text:span text:style-name="T3">[</text:span><text:span text:style-name="T10">5</text:span><text:span text:style-name="T3">][</text:span><text:span text:style-name="T10">10</text:span><text:span text:style-name="T3">].setGisement(</text:span><text:span text:style-name="T4">new </text:span><text:span text:style-name="T3">ItemShape(</text:span><text:span text:style-name="T11">"CrCr CrCr"</text:span><text:span text:style-name="T3">)); <text:s/></text:span><text:span text:style-name="T9">// carré rouge complet<text:line-break/></text:span><text:span text:style-name="T6">grilleCases</text:span><text:span text:style-name="T3">[</text:span><text:span text:style-name="T10">5</text:span><text:span text:style-name="T3">][</text:span><text:span text:style-name="T10">11</text:span><text:span text:style-name="T3">].setGisement(</text:span><text:span text:style-name="T4">new </text:span><text:span text:style-name="T3">ItemShape(</text:span><text:span text:style-name="T11">"OuOu OuOu"</text:span><text:span text:style-name="T3">)); <text:s/></text:span><text:span text:style-name="T9">// cercle bleu complet<text:line-break/></text:span><text:soft-page-break/><text:span text:style-name="T6">grilleCases</text:span><text:span text:style-name="T3">[</text:span><text:span text:style-name="T10">5</text:span><text:span text:style-name="T3">][</text:span><text:span text:style-name="T10">12</text:span><text:span text:style-name="T3">].setGisement(</text:span><text:span text:style-name="T4">new </text:span><text:span text:style-name="T3">ItemShape(</text:span><text:span text:style-name="T11">"Sg--Sg--"</text:span><text:span text:style-name="T3">)); <text:s text:c="2"/></text:span><text:span text:style-name="T9">// étoile verte demi<text:line-break/></text:span><text:span text:style-name="T6">grilleCases</text:span><text:span text:style-name="T3">[</text:span><text:span text:style-name="T10">5</text:span><text:span text:style-name="T3">][</text:span><text:span text:style-name="T10">13</text:span><text:span text:style-name="T3">].setGisement(</text:span><text:span text:style-name="T4">new </text:span><text:span text:style-name="T3">ItemShape(</text:span><text:span text:style-name="T11">"FyFyFyFy"</text:span><text:span text:style-name="T3">)); <text:s text:c="2"/></text:span><text:span text:style-name="T9">// fan jaune complet</text:span></text:p>
      <text:p text:style-name="P67">Les formes, <text:span text:style-name="T45">sont créer avec 4 layout donc S corresponds à la forme et g à la couleur, on répète cela 4 fois pour les 4 coins. – signifie que c’est rien.</text:span></text:p>
      <text:p text:style-name="P68">Exemple : CrCrCrCr signifie 4 petits carré rouges qui forme un carré.</text:p>
      <text:p text:style-name="P69">Il à fallu ensuite ajouter dans ItemShape, un attribut pour stocker le code, avec :</text:p>
      <text:p text:style-name="P7" loext:marker-style-name="T3"><text:span text:style-name="T4">private </text:span><text:span text:style-name="T3">String </text:span><text:span text:style-name="T6">code</text:span><text:span text:style-name="T3">;</text:span></text:p>
      <text:p text:style-name="P69">L’initialiser dans le constructeur :</text:p>
      <text:p text:style-name="P7" loext:marker-style-name="T3"><text:span text:style-name="T4">this</text:span><text:span text:style-name="T3">.</text:span><text:span text:style-name="T6">code </text:span><text:span text:style-name="T3">= str;</text:span></text:p>
      <text:p text:style-name="P69">Et enfin, ajouter un getter :</text:p>
      <text:p text:style-name="P7" loext:marker-style-name="T3"><text:span text:style-name="T4">public </text:span><text:span text:style-name="T3">String </text:span><text:span text:style-name="T7">getCode</text:span><text:span text:style-name="T3">(){<text:line-break/> <text:s text:c="3"/></text:span><text:span text:style-name="T4">return </text:span><text:span text:style-name="T6">code</text:span><text:span text:style-name="T3">;<text:line-break/>}</text:span></text:p>
      <text:p text:style-name="P70">Ensuite, la mine doit gérer les item en fonction de leur forme et couleur pour l’extraction donc, on ajoute l’item à la file en fonction du type de forme :</text:p>
      <text:p text:style-name="P7" loext:marker-style-name="T3"><text:span text:style-name="T6">current</text:span><text:span text:style-name="T3">.add(</text:span><text:span text:style-name="T4">new </text:span><text:span text:style-name="T3">ItemShape(((ItemShape) gisement).getCode()));</text:span></text:p>
      <text:p text:style-name="P71">Et pour finir, on viens créer les couleurs et les formes dans ImagePanel :</text:p>
      <text:p text:style-name="P7" loext:marker-style-name="T3"><text:span text:style-name="T4">switch </text:span><text:span text:style-name="T3">(tabC[i]) {<text:line-break/> <text:s text:c="3"/></text:span><text:span text:style-name="T4">case </text:span><text:span text:style-name="T3">modele.item.Color.</text:span><text:span text:style-name="T5">Red</text:span><text:span text:style-name="T3">:<text:line-break/> <text:s text:c="7"/>g.setColor(Color.</text:span><text:span text:style-name="T5">RED</text:span><text:span text:style-name="T3">);<text:line-break/> <text:s text:c="7"/></text:span><text:span text:style-name="T4">break</text:span><text:span text:style-name="T3">;<text:line-break/> <text:s text:c="3"/></text:span><text:span text:style-name="T4">case </text:span><text:span text:style-name="T3">modele.item.Color.</text:span><text:span text:style-name="T5">White</text:span><text:span text:style-name="T3">:<text:line-break/> <text:s text:c="7"/>g.setColor(Color.</text:span><text:span text:style-name="T5">WHITE</text:span><text:span text:style-name="T3">);<text:line-break/> <text:s text:c="7"/></text:span><text:span text:style-name="T4">break</text:span><text:span text:style-name="T3">;<text:line-break/> <text:s text:c="3"/></text:span><text:span text:style-name="T4">case </text:span><text:span text:style-name="T3">modele.item.Color.</text:span><text:span text:style-name="T5">Green</text:span><text:span text:style-name="T3">:<text:line-break/> <text:s text:c="7"/>g.setColor(Color.</text:span><text:span text:style-name="T5">GREEN</text:span><text:span text:style-name="T3">);<text:line-break/> <text:s text:c="7"/></text:span><text:span text:style-name="T4">break</text:span><text:span text:style-name="T3">;<text:line-break/> <text:s text:c="3"/></text:span><text:span text:style-name="T4">case </text:span><text:span text:style-name="T3">modele.item.Color.</text:span><text:span text:style-name="T5">Blue</text:span><text:span text:style-name="T3">:<text:line-break/> <text:s text:c="7"/>g.setColor(Color.</text:span><text:span text:style-name="T5">BLUE</text:span><text:span text:style-name="T3">);<text:line-break/> <text:s text:c="7"/></text:span><text:span text:style-name="T4">break</text:span><text:span text:style-name="T3">;<text:line-break/> <text:s text:c="3"/></text:span><text:span text:style-name="T4">case </text:span><text:span text:style-name="T3">modele.item.Color.</text:span><text:span text:style-name="T5">Yellow</text:span><text:span text:style-name="T3">:<text:line-break/> <text:s text:c="7"/>g.setColor(Color.</text:span><text:span text:style-name="T5">YELLOW</text:span><text:span text:style-name="T3">);<text:line-break/> <text:s text:c="7"/></text:span><text:span text:style-name="T4">break</text:span><text:span text:style-name="T3">;<text:line-break/> <text:s text:c="3"/></text:span><text:span text:style-name="T4">case </text:span><text:span text:style-name="T3">modele.item.Color.</text:span><text:span text:style-name="T5">Purple</text:span><text:span text:style-name="T3">:<text:line-break/> <text:s text:c="7"/>g.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text:line-break/> <text:s text:c="7"/></text:span><text:span text:style-name="T4">break</text:span><text:span text:style-name="T3">;<text:line-break/> <text:s text:c="3"/></text:span><text:span text:style-name="T4">case </text:span><text:span text:style-name="T3">modele.item.Color.</text:span><text:span text:style-name="T5">Cyan</text:span><text:span text:style-name="T3">:<text:line-break/> <text:s text:c="7"/>g.setColor(Color.</text:span><text:span text:style-name="T5">CYAN</text:span><text:span text:style-name="T3">);<text:line-break/> <text:s text:c="7"/></text:span><text:span text:style-name="T4">break</text:span><text:span text:style-name="T3">;<text:line-break/>}<text:line-break/></text:span><text:span text:style-name="T9">// création des autres formes<text:line-break/></text:span><text:span text:style-name="T4">switch </text:span><text:span text:style-name="T3">(ss) {<text:line-break/> <text:s text:c="3"/></text:span><text:span text:style-name="T4">case </text:span><text:span text:style-name="T3">SubShape.</text:span><text:span text:style-name="T5">Carre</text:span><text:span text:style-name="T3">:<text:line-break/> <text:s text:c="7"/>g.fillRect(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Circle</text:span><text:span text:style-name="T3">:<text:line-break/> <text:s text:c="7"/>g.fillOval(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Star</text:span><text:span text:style-name="T3">:<text:line-break/> <text:s text:c="7"/></text:span><text:span text:style-name="T4">int </text:span><text:span text:style-name="T3">sx = xFront + (widthFront / </text:span><text:span text:style-name="T10">2</text:span><text:span text:style-name="T3">) * ((i &gt;&gt; </text:span><text:span text:style-name="T10">1</text:span><text:span text:style-name="T3">) ^ </text:span><text:span text:style-name="T10">1</text:span><text:span text:style-name="T3">);<text:line-break/> <text:s text:c="7"/></text:span><text:span text:style-name="T4">int </text:span><text:span text:style-name="T3">sy =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text:line-break/> <text:s text:c="7"/></text:span><text:span text:style-name="T4">int </text:span><text:span text:style-name="T3">sw = widthFront / </text:span><text:span text:style-name="T10">2</text:span><text:span text:style-name="T3">;<text:line-break/> <text:s text:c="7"/></text:span><text:span text:style-name="T4">int </text:span><text:span text:style-name="T3">sh = heigthFront / </text:span><text:span text:style-name="T10">2</text:span><text:span text:style-name="T3">;<text:line-break/> <text:s text:c="7"/>g.fillPolygon(<text:line-break/></text:span><text:soft-page-break/><text:span text:style-name="T3"> <text:s text:c="15"/></text:span><text:span text:style-name="T4">new int</text:span><text:span text:style-name="T3">[]{sx + sw/</text:span><text:span text:style-name="T10">2</text:span><text:span text:style-name="T3">, sx + sw, sx + sw/</text:span><text:span text:style-name="T10">2</text:span><text:span text:style-name="T3">, sx},<text:line-break/> <text:s text:c="15"/></text:span><text:span text:style-name="T4">new int</text:span><text:span text:style-name="T3">[]{sy, sy + sh/</text:span><text:span text:style-name="T10">2</text:span><text:span text:style-name="T3">, sy + sh, sy + sh/</text:span><text:span text:style-name="T10">2</text:span><text:span text:style-name="T3">},<text:line-break/> <text:s text:c="15"/></text:span><text:span text:style-name="T10">4<text:line-break/> <text:s text:c="7"/></text:span><text:span text:style-name="T3">);<text:line-break/> <text:s text:c="7"/></text:span><text:span text:style-name="T4">break</text:span><text:span text:style-name="T3">;<text:line-break/> <text:s text:c="3"/></text:span><text:span text:style-name="T4">case </text:span><text:span text:style-name="T5">Fan</text:span><text:span text:style-name="T3">:<text:line-break/> <text:s text:c="7"/>g.fillArc(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 </text:span><text:span text:style-name="T10">0</text:span><text:span text:style-name="T3">, </text:span><text:span text:style-name="T10">90</text:span><text:span text:style-name="T3">);<text:line-break/> <text:s text:c="7"/></text:span><text:span text:style-name="T4">break</text:span><text:span text:style-name="T3">;<text:line-break/>}</text:span></text:p>
      <text:p text:style-name="P72">La couleure violette n’étant pas présente dans la classe Color, il a fallu la créer en combiant rouge et bleu.</text:p>
      <text:p text:style-name="P73">Enfin, pour afficher les formes sur la grille, on les défsinnes avec setShape :</text:p>
      <text:p text:style-name="P7" loext:marker-style-name="T3"><text:span text:style-name="T4">if </text:span><text:span text:style-name="T3">(gisement </text:span><text:span text:style-name="T4">instanceof </text:span><text:span text:style-name="T3">ItemShape) {<text:line-break/> <text:s text:c="3"/></text:span><text:span text:style-name="T6">tabIP</text:span><text:span text:style-name="T3">[x][y].setShape((ItemShape) gisement);<text:line-break/>}</text:span></text:p>
      <text:h text:style-name="Heading_20_2" text:outline-level="2">Le Rotateur</text:h>
      <text:p text:style-name="P74">Pour implémenter le rotateur, on crée une classe le concernant en redéfinissant la fonction work de machine pour rotate <text:span text:style-name="T46">une seule fois à 90° </text:span><text:span text:style-name="T47">de notre item stocké et redéfinir send pour remettre le bouléan déjà tourner sur faux une fois envoyer, </text:span><text:span text:style-name="T48">cela permet de rotate une fois par rotateur donc si on veut rotate à 180° on en met 2 ect</text:span>:</text:p>
      <text:p text:style-name="P7" loext:marker-style-name="T3"><text:span text:style-name="T4">public class </text:span><text:span text:style-name="T3">Rotateur </text:span><text:span text:style-name="T4">extends </text:span><text:span text:style-name="T3">Machine {<text:line-break/> <text:s text:c="3"/></text:span><text:span text:style-name="T4">private boolean </text:span><text:span text:style-name="T6">dejaTourne </text:span><text:span text:style-name="T3">= </text:span><text:span text:style-name="T4">false</text:span><text:span text:style-name="T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dejaTourne</text:span><text:span text:style-name="T3">) {<text:line-break/> <text:s text:c="11"/>((ItemShape) </text:span><text:span text:style-name="T6">current</text:span><text:span text:style-name="T3">.getFirst()).rotate();<text:line-break/> <text:s text:c="11"/></text:span><text:span text:style-name="T6">dejaTourne </text:span><text:span text:style-name="T3">= </text:span><text:span text:style-name="T4">true</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super</text:span><text:span text:style-name="T3">.send();<text:line-break/> <text:s text:c="7"/></text:span><text:span text:style-name="T4">if </text:span><text:span text:style-name="T3">(</text:span><text:span text:style-name="T6">current</text:span><text:span text:style-name="T3">.isEmpty()) {<text:line-break/> <text:s text:c="11"/></text:span><text:span text:style-name="T6">dejaTourne </text:span><text:span text:style-name="T3">= </text:span><text:span text:style-name="T4">false</text:span><text:span text:style-name="T3">;<text:line-break/> <text:s text:c="7"/>}<text:line-break/> <text:s text:c="3"/>}<text:line-break/>}</text:span></text:p>
      <text:p text:style-name="P75" loext:marker-style-name="T3"/>
      <text:p text:style-name="P76">On redéfinit également accepteDepuis pour accepter que depuis l’entré de la machine et on finit par définir ses 4 icones : </text:p>
      <text:p text:style-name="P7" loext:marker-style-name="T3"><text:span text:style-name="T6">icoRotateurHaut </text:span><text:span text:style-name="T3">= </text:span><text:span text:style-name="T4">new </text:span><text:span text:style-name="T3">ImageIcon(</text:span><text:span text:style-name="T11">"./data/sprites/buildings/rotater.png"</text:span><text:span text:style-name="T3">).getImage();<text:line-break/></text:span><text:span text:style-name="T6">icoRotateurBas </text:span><text:span text:style-name="T3">= </text:span><text:span text:style-name="T4">new </text:span><text:span text:style-name="T3">ImageIcon(</text:span><text:span text:style-name="T11">"./data/sprites/buildings/rotater_bas.png"</text:span><text:span text:style-name="T3">).getImage();<text:line-break/></text:span><text:span text:style-name="T6">icoRotateurGauche </text:span><text:span text:style-name="T3">= </text:span><text:span text:style-name="T4">new </text:span><text:span text:style-name="T3">ImageIcon(</text:span><text:span text:style-name="T11">"./data/sprites/buildings/rotater_gauche.png"</text:span><text:span text:style-name="T3">).getImage();<text:line-break/></text:span><text:span text:style-name="T6">icoRotateurDroit </text:span><text:span text:style-name="T3">= </text:span><text:span text:style-name="T4">new </text:span><text:span text:style-name="T3">ImageIcon(</text:span><text:span text:style-name="T11">"./data/sprites/buildings/rotater_droit.png"</text:span><text:span text:style-name="T3">).getImage();</text:span></text:p>
      <text:p text:style-name="P77">Et appliquer la rotation selon la direction :</text:p>
      <text:p text:style-name="P7" loext:marker-style-name="T3"><text:span text:style-name="T4">else if </text:span><text:span text:style-name="T3">(m </text:span><text:span text:style-name="T4">instanceof </text:span><text:span text:style-name="T3">Rotat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RotateurHaut</text:span><text:span text:style-name="T3">);<text:line-break/></text:span><text:soft-page-break/><text:span text:style-name="T3">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Rotat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Rotat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RotateurBas</text:span><text:span text:style-name="T3">);<text:line-break/> <text:s text:c="11"/></text:span><text:span text:style-name="T4">break</text:span><text:span text:style-name="T3">;<text:line-break/> <text:s text:c="3"/>}<text:line-break/>}</text:span></text:p>
      <text:p text:style-name="P77"/>
      <text:h text:style-name="Heading_20_2" text:outline-level="2"><text:bookmark-start text:name="__RefHeading___Toc3215_1488936918"/>Les petites modifications<text:bookmark-end text:name="__RefHeading___Toc3215_1488936918"/></text:h>
      <text:p text:style-name="P78">Une modification a été faite sur la méthode send de machine permettant d’envoyer seulement si la machine voisine n’a pas déjà un item dans sa file, cela permet d’éviter de supprimer les objets <text:span text:style-name="T49">voici a quoi elle ressemble désormais </text:span>:</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text:s text:c="3"/>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 text:c="3"/></text:span><text:span text:style-name="T4">if </text:span><text:span text:style-name="T3">(up != </text:span><text:span text:style-name="T4">null</text:span><text:span text:style-name="T3">) {<text:line-break/> <text:s text:c="7"/>Machine m = up.getMachine();<text:line-break/> <text:s text:c="7"/></text:span><text:span text:style-name="T9">// permet d'envoyer que si la machine est vide, que sa voisine peut accepter et que la file de sa voisine est vide<text:line-break/> <text:s text:c="7"/></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amp;&amp; m.</text:span><text:span text:style-name="T6">current</text:span><text:span text:style-name="T3">.isEmpty()) {<text:line-break/> <text:s text:c="11"/>Item item = </text:span><text:span text:style-name="T6">current</text:span><text:span text:style-name="T3">.getFirst();<text:line-break/> <text:s text:c="11"/>m.</text:span><text:span text:style-name="T6">current</text:span><text:span text:style-name="T3">.add(item);<text:line-break/> <text:s text:c="11"/></text:span><text:span text:style-name="T6">current</text:span><text:span text:style-name="T3">.remove(item);<text:line-break/> <text:s text:c="7"/>}<text:line-break/> <text:s text:c="3"/>}<text:line-break/>}</text:span></text:p>
      <text:p text:style-name="P79">On viens supprimer un item sur la grille lorsqu’e par exemple, une mine est enlever d’un gisement :</text:p>
      <text:p text:style-name="P7" loext:marker-style-name="T3"><text:span text:style-name="T6">tabIP</text:span><text:span text:style-name="T3">[x][y].setShape(</text:span><text:span text:style-name="T4">null</text:span><text:span text:style-name="T3">);</text:span></text:p>
      <text:p text:style-name="P80">dans la fonction mettre à jour affcha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14</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11</text:page-number><text:s/>/ <text:page-count>14</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3-28T20:40:28.040955200</dc:date>
    <meta:editing-duration>PT12H10M51S</meta:editing-duration>
    <meta:editing-cycles>213</meta:editing-cycles>
    <meta:generator>LibreOffice/25.8.5.2$Windows_X86_64 LibreOffice_project/9c8b85f387cc00a89945a79c9e6239f32e450ac2</meta:generator>
    <meta:document-statistic meta:table-count="0" meta:image-count="2" meta:object-count="0" meta:page-count="14" meta:paragraph-count="170" meta:word-count="3674" meta:character-count="28311" meta:non-whitespace-character-count="22734"/>
  </office:meta>
</office:document-meta>
</file>